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Segoe UI Emoji" style:font-name-complex="Segoe UI Emoji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 fo:color="#C00000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fo:font-weight="bold" style:font-weight-asian="bold" style:font-weight-complex="bold" fo:color="#4EA72E"/>
    </style:style>
    <style:style style:name="T11" style:parent-style-name="Domyślnaczcionkaakapitu" style:family="text">
      <style:text-properties fo:font-weight="bold" style:font-weight-asian="bold" style:font-weight-complex="bold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T13" style:parent-style-name="Domyślnaczcionkaakapitu" style:family="text">
      <style:text-properties fo:font-weight="bold" style:font-weight-asian="bold" style:font-weight-complex="bold" fo:color="#C00000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 fo:color="#4EA72E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P17" style:parent-style-name="Normalny" style:family="paragraph">
      <style:paragraph-properties fo:break-before="page"/>
    </style:style>
    <style:style style:name="P18" style:parent-style-name="Akapitzlistą" style:list-style-name="LFO2" style:family="paragraph"/>
    <style:style style:name="P19" style:parent-style-name="Akapitzlistą" style:list-style-name="LFO2" style:family="paragraph"/>
    <style:style style:name="P20" style:parent-style-name="Bezodstępów" style:family="paragraph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fo:font-weight="bold" style:font-weight-asian="bold" style:font-weight-complex="bold" fo:color="#C00000"/>
    </style:style>
    <style:style style:name="T23" style:parent-style-name="Domyślnaczcionkaakapitu" style:family="text">
      <style:text-properties fo:font-weight="bold" style:font-weight-asian="bold" style:font-weight-complex="bold"/>
    </style:style>
    <style:style style:name="T24" style:parent-style-name="Domyślnaczcionkaakapitu" style:family="text">
      <style:text-properties fo:font-weight="bold" style:font-weight-asian="bold" style:font-weight-complex="bold" fo:color="#4EA72E"/>
    </style:style>
    <style:style style:name="T25" style:parent-style-name="Domyślnaczcionkaakapitu" style:family="text">
      <style:text-properties fo:font-weight="bold" style:font-weight-asian="bold" style:font-weight-complex="bold"/>
    </style:style>
    <style:style style:name="T26" style:parent-style-name="Domyślnaczcionkaakapitu" style:family="text">
      <style:text-properties fo:font-weight="bold" style:font-weight-asian="bold" style:font-weight-complex="bold" fo:color="#C00000"/>
    </style:style>
    <style:style style:name="T27" style:parent-style-name="Domyślnaczcionkaakapitu" style:family="text">
      <style:text-properties fo:font-weight="bold" style:font-weight-asian="bold" style:font-weight-complex="bold"/>
    </style:style>
    <style:style style:name="T28" style:parent-style-name="Domyślnaczcionkaakapitu" style:family="text">
      <style:text-properties fo:font-weight="bold" style:font-weight-asian="bold" style:font-weight-complex="bold" fo:color="#4EA72E"/>
    </style:style>
    <style:style style:name="T29" style:parent-style-name="Domyślnaczcionkaakapitu" style:family="text">
      <style:text-properties fo:font-weight="bold" style:font-weight-asian="bold" style:font-weight-complex="bold"/>
    </style:style>
    <style:style style:name="P30" style:parent-style-name="Bezodstępów" style:family="paragraph">
      <style:text-properties fo:font-weight="bold" style:font-weight-asian="bold" style:font-weight-complex="bold"/>
    </style:style>
    <style:style style:name="P31" style:parent-style-name="Bezodstępów" style:family="paragraph">
      <style:text-properties fo:font-weight="bold" style:font-weight-asian="bold" style:font-weight-complex="bold"/>
    </style:style>
    <style:style style:name="T32" style:parent-style-name="Domyślnaczcionkaakapitu" style:family="text">
      <style:text-properties fo:font-weight="bold" style:font-weight-asian="bold" style:font-weight-complex="bold" fo:color="#4EA72E"/>
    </style:style>
    <style:style style:name="T33" style:parent-style-name="Domyślnaczcionkaakapitu" style:family="text">
      <style:text-properties fo:font-weight="bold" style:font-weight-asian="bold" style:font-weight-complex="bold"/>
    </style:style>
    <style:style style:name="T34" style:parent-style-name="Domyślnaczcionkaakapitu" style:family="text">
      <style:text-properties fo:font-weight="bold" style:font-weight-asian="bold" style:font-weight-complex="bold" fo:color="#4EA72E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T36" style:parent-style-name="Domyślnaczcionkaakapitu" style:family="text">
      <style:text-properties fo:font-weight="bold" style:font-weight-asian="bold" style:font-weight-complex="bold" fo:color="#4EA72E"/>
    </style:style>
    <style:style style:name="T37" style:parent-style-name="Domyślnaczcionkaakapitu" style:family="text">
      <style:text-properties fo:font-weight="bold" style:font-weight-asian="bold" style:font-weight-complex="bold"/>
    </style:style>
    <style:style style:name="P38" style:parent-style-name="Bezodstępów" style:family="paragraph">
      <style:text-properties fo:font-weight="bold" style:font-weight-asian="bold" style:font-weight-complex="bold"/>
    </style:style>
    <style:style style:name="P39" style:parent-style-name="Bezodstępów" style:family="paragraph">
      <style:text-properties fo:font-weight="bold" style:font-weight-asian="bold" style:font-weight-complex="bold"/>
    </style:style>
    <style:style style:name="T40" style:parent-style-name="Domyślnaczcionkaakapitu" style:family="text">
      <style:text-properties fo:font-weight="bold" style:font-weight-asian="bold" style:font-weight-complex="bold" fo:color="#4EA72E"/>
    </style:style>
    <style:style style:name="T41" style:parent-style-name="Domyślnaczcionkaakapitu" style:family="text">
      <style:text-properties fo:font-weight="bold" style:font-weight-asian="bold" style:font-weight-complex="bold"/>
    </style:style>
    <style:style style:name="T42" style:parent-style-name="Domyślnaczcionkaakapitu" style:family="text">
      <style:text-properties fo:font-weight="bold" style:font-weight-asian="bold" style:font-weight-complex="bold" fo:color="#C00000"/>
    </style:style>
    <style:style style:name="T43" style:parent-style-name="Domyślnaczcionkaakapitu" style:family="text">
      <style:text-properties fo:font-weight="bold" style:font-weight-asian="bold" style:font-weight-complex="bold"/>
    </style:style>
    <style:style style:name="T44" style:parent-style-name="Domyślnaczcionkaakapitu" style:family="text">
      <style:text-properties fo:font-weight="bold" style:font-weight-asian="bold" style:font-weight-complex="bold" fo:color="#4EA72E"/>
    </style:style>
    <style:style style:name="T45" style:parent-style-name="Domyślnaczcionkaakapitu" style:family="text">
      <style:text-properties fo:font-weight="bold" style:font-weight-asian="bold" style:font-weight-complex="bold"/>
    </style:style>
    <style:style style:name="T46" style:parent-style-name="Domyślnaczcionkaakapitu" style:family="text">
      <style:text-properties fo:font-weight="bold" style:font-weight-asian="bold" style:font-weight-complex="bold" fo:color="#C00000"/>
    </style:style>
    <style:style style:name="T47" style:parent-style-name="Domyślnaczcionkaakapitu" style:family="text">
      <style:text-properties fo:font-weight="bold" style:font-weight-asian="bold" style:font-weight-complex="bold"/>
    </style:style>
    <style:style style:name="P48" style:parent-style-name="Bezodstępów" style:family="paragraph">
      <style:text-properties fo:font-weight="bold" style:font-weight-asian="bold" style:font-weight-complex="bold"/>
    </style:style>
    <style:style style:name="P49" style:parent-style-name="Bezodstępów" style:family="paragraph">
      <style:text-properties fo:font-weight="bold" style:font-weight-asian="bold" style:font-weight-complex="bold"/>
    </style:style>
    <style:style style:name="P50" style:parent-style-name="Akapitzlistą" style:list-style-name="LFO3" style:family="paragraph"/>
    <style:style style:name="P51" style:parent-style-name="Akapitzlistą" style:list-style-name="LFO3" style:family="paragraph"/>
    <style:style style:name="P52" style:parent-style-name="Akapitzlistą" style:list-style-name="LFO3" style:family="paragraph"/>
    <style:style style:name="P53" style:parent-style-name="Normalny" style:family="paragraph">
      <style:paragraph-properties fo:break-before="page"/>
    </style:style>
    <style:style style:name="P54" style:parent-style-name="Akapitzlistą" style:list-style-name="LFO4" style:family="paragraph"/>
    <style:style style:name="P55" style:parent-style-name="Akapitzlistą" style:list-style-name="LFO4" style:family="paragraph"/>
    <style:style style:name="P56" style:parent-style-name="Akapitzlistą" style:list-style-name="LFO6" style:family="paragraph"/>
    <style:style style:name="P57" style:parent-style-name="Akapitzlistą" style:list-style-name="LFO6" style:family="paragraph"/>
    <style:style style:name="P58" style:parent-style-name="Akapitzlistą" style:list-style-name="LFO6" style:family="paragraph"/>
    <style:style style:name="P59" style:parent-style-name="Akapitzlistą" style:list-style-name="LFO7" style:family="paragraph"/>
    <style:style style:name="P60" style:parent-style-name="Akapitzlistą" style:list-style-name="LFO7" style:family="paragraph"/>
    <style:style style:name="P61" style:parent-style-name="Akapitzlistą" style:list-style-name="LFO7" style:family="paragraph"/>
  </office:automatic-styles>
  <office:body>
    <office:text text:use-soft-page-breaks="true">
      <text:p text:style-name="P1"><text:span text:style-name="T2">📘</text:span><text:s/>Poradnik: Eksperymentowanie ze stylami w HTML i CSS</text:p>
      <text:h text:style-name="Nagłówek1" text:outline-level="1">Wstęp</text:h>
      <text:p text:style-name="Normalny">Podczas tworzenia stron internetowych bardzo ważną rolę odgrywa wygląd i czytelność prezentowanych treści. Aby osiągnąć estetyczny i funkcjonalny rezultat, używamy stylów CSS, które wpływają na kolory, układ, czcionki i wiele innych aspektów wizualnych strony. W tym poradniku pokażę, jak eksperymentowałem z różnymi metodami stosowania stylów – od zupełnie „gołego” HTML, przez style inline, aż po zewnętrzne pliki CSS.</text:p>
      <text:h text:style-name="Nagłówek1" text:outline-level="1">Czysty HTML – brak stylów</text:h>
      <text:p text:style-name="Normalny">Pierwszym krokiem było usunięcie wszystkich stylów z kodu.<text:s/>Utworzyłem plik przyklady/czysty-html.html, który zawiera tylko strukturę HTML – nagłówki, akapity, listy itp., bez jakichkolwiek reguł stylizacji.</text:p>
      <text:p text:style-name="Normalny">Wrażenia: Strona wyglądała bardzo surowo – czarny tekst na białym tle, brak kolorów, wyrównania, marginesów czy jakiegokolwiek charakteru. To przypominało dokument tekstowy bez formatowania.</text:p>
      <text:h text:style-name="Nagłówek2" text:outline-level="2">Przykład kodu:</text:h>
      <text:p text:style-name="Bezodstępów"><text:span text:style-name="T3">&lt;h1&gt;</text:span>Moja strona<text:span text:style-name="T4">&lt;/h1&gt;</text:span></text:p>
      <text:p text:style-name="Bezodstępów"><text:span text:style-name="T5">&lt;p&gt;</text:span>To jest przykładowy akapit bez żadnego stylu<text:span text:style-name="T6">.&lt;/p&gt;.</text:span></text:p>
      <text:h text:style-name="Nagłówek1" text:outline-level="1">Style inline – bezpośrednio w tagach</text:h>
      <text:p text:style-name="Normalny">W kolejnym kroku edytowałem stronę i dodałem style inline, czyli bezpośrednio w tagach HTML za pomocą atrybutu style.</text:p>
      <text:p text:style-name="Normalny">Plik: przyklady/style-inline.html</text:p>
      <text:p text:style-name="Normalny">Wrażenia: Strona zaczęła wyglądać lepiej – kolory, czcionki, marginesy. Jednak szybko zauważyłem, że wstawianie stylu do każdego elementu HTML jest bardzo niewygodne i mało elastyczne.</text:p>
      <text:h text:style-name="Nagłówek2" text:outline-level="2">Przykład kodu:</text:h>
      <text:p text:style-name="Bezodstępów"><text:span text:style-name="T7">&lt;h1<text:s/></text:span><text:span text:style-name="T8">style</text:span><text:span text:style-name="T9">=</text:span><text:span text:style-name="T10">"color: darkblue; font-family: Arial;"</text:span><text:span text:style-name="T11">&gt;Moja strona&lt;/h1&gt;</text:span></text:p>
      <text:p text:style-name="Bezodstępów"><text:span text:style-name="T12">&lt;p<text:s/></text:span><text:span text:style-name="T13">style</text:span><text:span text:style-name="T14">=</text:span><text:span text:style-name="T15">"color: gray; margin: 10px;"</text:span><text:span text:style-name="T16">&gt;To jest akapit ze stylami inline.&lt;/p&gt;.</text:span></text:p>
      <text:p text:style-name="P17"/>
      <text:soft-page-break/>
      <text:p text:style-name="Normalny">Wady stylów inline:</text:p>
      <text:list text:style-name="LFO2" text:continue-numbering="true">
        <text:list-item>
          <text:p text:style-name="P18">Kod staje się nieczytelny i trudny do utrzymania</text:p>
        </text:list-item>
        <text:list-item>
          <text:p text:style-name="P19">Trudno wprowadzać zmiany globalne</text:p>
        </text:list-item>
      </text:list>
      <text:h text:style-name="Nagłówek1" text:outline-level="1">Style zewnętrzne – porządek i skalowalność</text:h>
      <text:p text:style-name="Normalny">Kolejny krok to przeniesienie stylów do osobnych plików CSS. Otworzyłem plik przyklady/zewnetrzne-css.html, który podłącza styl z pliku css/przyklady.css.</text:p>
      <text:p text:style-name="Normalny">Wrażenia: Strona nabrała profesjonalnego wyglądu. Stylizacje są teraz uporządkowane i łatwo można nimi zarządzać.</text:p>
      <text:h text:style-name="Nagłówek2" text:outline-level="2">Przykład kodu HTML:</text:h>
      <text:p text:style-name="P20">&lt;head&gt;</text:p>
      <text:p text:style-name="Bezodstępów"><text:span text:style-name="T21">&lt;link<text:s/></text:span><text:span text:style-name="T22">rel</text:span><text:span text:style-name="T23">="</text:span><text:span text:style-name="T24">stylesheet</text:span><text:span text:style-name="T25">"</text:span><text:span text:style-name="T26"><text:s/>href</text:span><text:span text:style-name="T27">="</text:span><text:span text:style-name="T28">../css/przyklady.css</text:span><text:span text:style-name="T29">"&gt;</text:span></text:p>
      <text:p text:style-name="P30">&lt;/head&gt;</text:p>
      <text:p text:style-name="Bezodstępów"/>
      <text:h text:style-name="Nagłówek2" text:outline-level="2">Przykład kodu CSS:</text:h>
      <text:p text:style-name="P31">h1 {</text:p>
      <text:p text:style-name="Bezodstępów"><text:span text:style-name="T32">color</text:span><text:span text:style-name="T33">: darkgreen;</text:span></text:p>
      <text:p text:style-name="Bezodstępów"><text:span text:style-name="T34">font-family</text:span><text:span text:style-name="T35">:<text:s/></text:span><text:span text:style-name="T36">'Segoe UI'</text:span><text:span text:style-name="T37">, sans-serif;</text:span></text:p>
      <text:p text:style-name="P38">}</text:p>
      <text:p text:style-name="P39">p {</text:p>
      <text:p text:style-name="Bezodstępów"><text:span text:style-name="T40">color</text:span><text:span text:style-name="T41">:<text:s/></text:span><text:span text:style-name="T42">#444</text:span><text:span text:style-name="T43">;</text:span></text:p>
      <text:p text:style-name="Bezodstępów"><text:span text:style-name="T44">line-height</text:span><text:span text:style-name="T45">:<text:s/></text:span><text:span text:style-name="T46">1.6</text:span><text:span text:style-name="T47">;</text:span></text:p>
      <text:p text:style-name="P48">}</text:p>
      <text:p text:style-name="P49"/>
      <text:p text:style-name="Normalny">Zalety zewnętrznego CSS:</text:p>
      <text:list text:style-name="LFO3" text:continue-numbering="true">
        <text:list-item>
          <text:p text:style-name="P50">Styl można łatwo zastosować do wielu stron</text:p>
        </text:list-item>
        <text:list-item>
          <text:p text:style-name="P51">Kod HTML jest przejrzysty</text:p>
        </text:list-item>
        <text:list-item>
          <text:p text:style-name="P52">Łatwo edytować wygląd całej strony w jednym miejscu</text:p>
        </text:list-item>
      </text:list>
      <text:p text:style-name="P53"/>
      <text:soft-page-break/>
      <text:h text:style-name="Nagłówek1" text:outline-level="1">Rozbudowane style – warstwa prezentacyjna</text:h>
      <text:p text:style-name="Normalny">Na koniec otworzyłem plik przyklady/zaawansowane-css.html, który korzysta z bardziej rozbudowanego arkusza stylów css/zaawansowane.css.</text:p>
      <text:p text:style-name="Normalny">Tutaj zastosowane zostały zaawansowane techniki jak:</text:p>
      <text:list text:style-name="LFO4" text:continue-numbering="true">
        <text:list-item>
          <text:p text:style-name="P54">Animacje CSS</text:p>
        </text:list-item>
        <text:list-item>
          <text:p text:style-name="P55">Stylowanie przycisków, formularzy i nawigacji</text:p>
        </text:list-item>
      </text:list>
      <text:p text:style-name="Normalny">Efekt: Strona wygląda nowocześnie i profesjonalnie.</text:p>
      <text:h text:style-name="Nagłówek1" text:outline-level="1">Podsumowanie</text:h>
      <text:p text:style-name="Normalny">W wyniku eksperymentów z różnymi metodami stylowania, wyłoniły się kluczowe wnioski dotyczące wyboru najlepszych praktyk w HTML i CSS. Oto najważniejsze obserwacje:</text:p>
      <text:h text:style-name="Nagłówek2" text:outline-level="2">Zalety zewnętrznych arkuszy stylów CSS</text:h>
      <text:list text:style-name="LFO6" text:continue-numbering="true">
        <text:list-item>
          <text:p text:style-name="P56">Organizacja i Porządek: Zewnętrzne pliki CSS pozwalają na klarowne oddzielenie treści od stylizacji, co ułatwia zarządzanie kodem.</text:p>
        </text:list-item>
        <text:list-item>
          <text:p text:style-name="P57">Wielokrotne użycie: Możliwość zastosowania tych samych stylów w różnych miejscach strony znacznie uprości edycję i konserwację.</text:p>
        </text:list-item>
        <text:list-item>
          <text:p text:style-name="P58">Lepsza wydajność: Zewnętrzne arkusze stylów zmniejszają czas ładowania strony, ponieważ są buforowane przez przeglądarki, a ich modyfikacja wpływa na wszystkie powiązane strony.</text:p>
        </text:list-item>
      </text:list>
      <text:h text:style-name="Nagłówek2" text:outline-level="2">Wskazówki dotyczące stylowania</text:h>
      <text:list text:style-name="LFO7" text:continue-numbering="true">
        <text:list-item>
          <text:p text:style-name="P59">Wybór odpowiedniej metody: Dla małych projektów lub szybkich prototypów, style inline mogą być praktyczne. Niemniej jednak, w przypadku większych aplikacji, zaleca się korzystanie z zewnętrznych CSS, aby zachować porządek i elastyczność.</text:p>
        </text:list-item>
        <text:list-item>
          <text:p text:style-name="P60">Konsystencja designe'u: Przy projektowaniu stron należy dążyć do spójności wizualnej. Oznacza to stosowanie tych samych stylów oraz kolorów przez całą witrynę, co ułatwi identyfikację marki.</text:p>
        </text:list-item>
        <text:list-item>
          <text:p text:style-name="P61">Unikanie redundancji: Staraj się ograniczyć powtarzalność stylów poprzez korzystanie z klas i selektorów, co ułatwi ich modyfikację.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Bezodstępów" style:display-name="Bez odstępów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iotr Kukuła</meta:initial-creator>
    <dc:creator>Piotr Kukuła</dc:creator>
    <meta:creation-date>2025-04-04T19:04:00Z</meta:creation-date>
    <dc:date>2025-04-04T19:23:00Z</dc:date>
    <meta:template xlink:href="Normal.dotm" xlink:type="simple"/>
    <meta:editing-cycles>1</meta:editing-cycles>
    <meta:editing-duration>PT1140S</meta:editing-duration>
    <meta:document-statistic meta:page-count="3" meta:paragraph-count="7" meta:word-count="555" meta:character-count="3883" meta:row-count="27" meta:non-whitespace-character-count="3335"/>
  </office:meta>
</office:document-meta>
</file>